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DM2-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50</text:p>
          </table:table-cell>
          <table:table-cell office:value-type="string" calcext:value-type="string">
            <text:p>R1,R2,R3,R4,R5,R6,R7</text:p>
          </table:table-cell>
          <table:table-cell office:value-type="string" calcext:value-type="string">
            <text:p>R120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47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10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HDR-M-2.54_1X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ic cap 0.1u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talum cap 10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-SMD_L3.2-W1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SP-C2x1 Display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HDSP-C2x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IC6C595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6_L9.9-W3.9-P1.27-LS6.0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28:11.595998219</meta:creation-date>
    <dc:date>2023-04-22T10:13:40.370821450</dc:date>
    <meta:editing-duration>PT14M8S</meta:editing-duration>
    <meta:editing-cycles>13</meta:editing-cycles>
    <meta:generator>LibreOffice/7.4.6.2$Linux_X86_64 LibreOffice_project/40$Build-2</meta:generator>
    <meta:document-statistic meta:table-count="1" meta:cell-count="32" meta:object-count="0"/>
  </office:meta>
</office:document-meta>
</file>